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ntractNotice-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ontractNotice">
            <text:p>ContractNotice</text:p>
          </table:table-cell>
          <table:table-cell table:style-name="ce8" office:value-type="string" office:string-value="Contract Notice. Details">
            <text:p>Contract Notice. Details</text:p>
          </table:table-cell>
          <table:table-cell table:style-name="ce8" office:value-type="string" office:string-value=""/>
          <table:table-cell table:style-name="ce8" office:value-type="string" office:string-value="Contract Notice">
            <text:p>Contract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announce a project to buy goods, services, or works.">
            <text:p>A document used by a Contracting party to announce a project to buy goods, services, or work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ontract Notice. UBL Version Identifier. Identifier">
            <text:p>Contract Notice. UBL Vers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ontract Notice. Customization Identifier. Identifier">
            <text:p>Contract Notice. Customizat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ontract Notice. Profile Identifier. Identifier">
            <text:p>Contract Notice. Profile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ontract Notice. Profile Execution Identifier. Identifier">
            <text:p>Contract Notice. Profile Execut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ontract Notice. Identifier">
            <text:p>Contract Notice.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ontract Notice. Copy_ Indicator. Indicator">
            <text:p>Contract Notice. Copy_ Indicator. Indicator</text:p>
          </table:table-cell>
          <table:table-cell table:style-name="ce9" office:value-type="string" office:string-value=""/>
          <table:table-cell office:value-type="string" table:style-name="ce9" office:string-value="Contract Notice">
            <text:p>Contract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ontract Notice. UUID. Identifier">
            <text:p>Contract Notice. UUID.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ontract Notice. Contract Folder Identifier. Identifier">
            <text:p>Contract Notice. Contract Folder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ontract Notice. Issue Date. Date">
            <text:p>Contract Notice. Issue Date. Date</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ontract Notice. Issue Time. Time">
            <text:p>Contract Notice. Issue Time. Time</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Contract Notice. Note. Text">
            <text:p>Contract Notice. Note. Text</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questedPublicationDate">
            <text:p>RequestedPublicationDate</text:p>
          </table:table-cell>
          <table:table-cell office:value-type="string" table:style-name="ce9" office:string-value="Contract Notice. Requested_ Publication Date. Date">
            <text:p>Contract Notice. Requested_ Publication Date. Date</text:p>
          </table:table-cell>
          <table:table-cell table:style-name="ce9" office:value-type="string" office:string-value=""/>
          <table:table-cell office:value-type="string" table:style-name="ce9" office:string-value="Contract Notice">
            <text:p>Contract Notice</text:p>
          </table:table-cell>
          <table:table-cell office:value-type="string" table:style-name="ce9" office:string-value="Requested">
            <text:p>Requested</text:p>
          </table:table-cell>
          <table:table-cell office:value-type="string" table:style-name="ce9" office:string-value="Publication">
            <text:p>Publication</text:p>
          </table:table-cell>
          <table:table-cell office:value-type="string" table:style-name="ce9" office:string-value="Date">
            <text:p>Date</text:p>
          </table:table-cell>
          <table:table-cell office:value-type="string" table:style-name="ce11" table:formula="of:=IF([.F14]&lt;&gt;&quot;&quot;;CONCATENATE([.F14];&quot; &quot;;[.G14]);[.G14])" office:string-value="Publication Date">
            <text:p>Publicat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requested publication date for this Contract Notice.">
            <text:p>The requested publication date for this Contract Not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RegulatoryDomain">
            <text:p>RegulatoryDomain</text:p>
          </table:table-cell>
          <table:table-cell office:value-type="string" table:style-name="ce9" office:string-value="Contract Notice. Regulatory Domain. Text">
            <text:p>Contract Notice. Regulatory Domain. Text</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Regulatory">
            <text:p>Regulatory</text:p>
          </table:table-cell>
          <table:table-cell office:value-type="string" table:style-name="ce9" office:string-value="Domain">
            <text:p>Domain</text:p>
          </table:table-cell>
          <table:table-cell office:value-type="string" table:style-name="ce11" table:formula="of:=IF([.F15]&lt;&gt;&quot;&quot;;CONCATENATE([.F15];&quot; &quot;;[.G15]);[.G15])" office:string-value="Regulatory Domain">
            <text:p>Regulatory Domai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Information about the law that defines the regulatory domain.">
            <text:p>Information about the law that defines the regulatory dom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requencyPeriod">
            <text:p>FrequencyPeriod</text:p>
          </table:table-cell>
          <table:table-cell table:style-name="ce10" office:value-type="string" office:string-value="Contract Notice. Frequency_ Period. Period">
            <text:p>Contract Notice. Frequency_ Period. Period</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Frequency">
            <text:p>Frequenc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stimated frequency of future notices.">
            <text:p>The estimated frequency of future notic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10" office:value-type="string" office:string-value="Contract Notice. Signature">
            <text:p>Contract Notice. Signature</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ingParty">
            <text:p>ContractingParty</text:p>
          </table:table-cell>
          <table:table-cell table:style-name="ce10" office:value-type="string" office:string-value="Contract Notice. Contracting Party">
            <text:p>Contract Notice. Contracting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torCustomerParty">
            <text:p>OriginatorCustomerParty</text:p>
          </table:table-cell>
          <table:table-cell table:style-name="ce10" office:value-type="string" office:string-value="Contract Notice. Originator_ Customer Party. Customer Party">
            <text:p>Contract Notice. Originator_ Customer Party. Customer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rty who originally requested the tender.">
            <text:p>A party who originally requested th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Contract Notice. Receiver_ Party. Party">
            <text:p>Contract Notice. Receiver_ Party.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Terms">
            <text:p>TenderingTerms</text:p>
          </table:table-cell>
          <table:table-cell table:style-name="ce10" office:value-type="string" office:string-value="Contract Notice. Tendering Terms">
            <text:p>Contract Notice. Tendering Terms</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enderingProcess">
            <text:p>TenderingProcess</text:p>
          </table:table-cell>
          <table:table-cell table:style-name="ce10" office:value-type="string" office:string-value="Contract Notice. Tendering Process">
            <text:p>Contract Notice. Tendering Process</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
            <text:p>ProcurementProject</text:p>
          </table:table-cell>
          <table:table-cell table:style-name="ce10" office:value-type="string" office:string-value="Contract Notice. Procurement Project">
            <text:p>Contract Notice. Procurement Project</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ProcurementProjectLot">
            <text:p>ProcurementProjectLot</text:p>
          </table:table-cell>
          <table:table-cell table:style-name="ce10" office:value-type="string" office:string-value="Contract Notice. Procurement Project Lot">
            <text:p>Contract Notice. Procurement Project Lot</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